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имена: Юлиян Вегенов</text:span></text:p>
      <text:p text:style-name="P1"><text:span text:style-name="T1">град: Живея в София, родом съм от Плевен.</text:span></text:p>
      <text:p text:style-name="P1"><text:span text:style-name="T1">хобита: Футбол, кеч(само гледане), други спортове, кино, екскурзии.</text:span></text:p>
      <text:p text:style-name="P1"><text:span text:style-name="T1">Какво ме накара да запиша СофтУни: Винаги ми е харесвало да се занимавам с програмиране. След като завърших гимназия не ме приеха в специалност, с програмиране. СофтУни е втори шанс. Отлични преподаватели. Системата им е много добра и гъвкава. Правят революция в образованието.<text:s text:c="2"/>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